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0cm" fo:padding-top="0.201cm" fo:padding-bottom="0.201cm" fo:padding-left="0.326cm" fo:padding-right="0.326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236cm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4.268cm" fo:padding-top="0.201cm" fo:padding-bottom="0.201cm" fo:padding-left="0.326cm" fo:padding-right="0.326cm"/>
    </style:style>
    <style:style style:name="gr8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1.474cm" fo:padding-top="0.201cm" fo:padding-bottom="0.201cm" fo:padding-left="0.326cm" fo:padding-right="0.326cm"/>
    </style:style>
    <style:style style:name="gr9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0.712cm" fo:padding-top="0.201cm" fo:padding-bottom="0.201cm" fo:padding-left="0.326cm" fo:padding-right="0.326cm"/>
    </style:style>
    <style:style style:name="gr10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0.966cm" fo:padding-top="0.201cm" fo:padding-bottom="0.201cm" fo:padding-left="0.326cm" fo:padding-right="0.32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0.458cm" fo:padding-top="0.201cm" fo:padding-bottom="0.201cm" fo:padding-left="0.326cm" fo:padding-right="0.326cm"/>
    </style:style>
    <style:style style:name="gr1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0.356cm" fo:padding-top="0.201cm" fo:padding-bottom="0.201cm" fo:padding-left="0.326cm" fo:padding-right="0.326cm"/>
    </style:style>
    <style:style style:name="gr14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0.204cm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7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0.614cm" fo:padding-top="0.201cm" fo:padding-bottom="0.201cm" fo:padding-left="0.326cm" fo:padding-right="0.32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604cm" svg:height="1.114cm" svg:x="8.89cm" svg:y="2.032cm">
          <draw:text-box>
            <text:p>Pelilauta</text:p>
          </draw:text-box>
        </draw:frame>
        <draw:frame draw:style-name="gr2" draw:text-style-name="P1" draw:layer="layout" svg:width="5.08cm" svg:height="2.638cm" svg:x="21.082cm" svg:y="5.744cm">
          <draw:text-box>
            <text:p>Ruutu</text:p>
            <text:p/>
            <text:p>seuraava_ruutu</text:p>
          </draw:text-box>
        </draw:frame>
        <draw:frame draw:style-name="gr1" draw:text-style-name="P1" draw:layer="layout" svg:width="6.604cm" svg:height="1.114cm" svg:x="11.43cm" svg:y="5.744cm">
          <draw:text-box>
            <text:p>Pelaaja</text:p>
          </draw:text-box>
        </draw:frame>
        <draw:frame draw:style-name="gr1" draw:text-style-name="P1" draw:layer="layout" svg:width="6.604cm" svg:height="1.114cm" svg:x="1.27cm" svg:y="5.842cm">
          <draw:text-box>
            <text:p>Nopat</text:p>
          </draw:text-box>
        </draw:frame>
        <draw:line draw:style-name="gr3" draw:text-style-name="P2" draw:layer="layout" svg:x1="13.208cm" svg:y1="3.146cm" svg:x2="13.208cm" svg:y2="5.744cm">
          <text:p/>
        </draw:line>
        <draw:line draw:style-name="gr3" draw:text-style-name="P2" draw:layer="layout" svg:x1="15.494cm" svg:y1="2.54cm" svg:x2="22.86cm" svg:y2="5.744cm">
          <text:p/>
        </draw:line>
        <draw:line draw:style-name="gr3" draw:text-style-name="P2" draw:layer="layout" svg:x1="11.43cm" svg:y1="6.35cm" svg:x2="7.874cm" svg:y2="6.35cm">
          <text:p/>
        </draw:line>
        <draw:line draw:style-name="gr4" draw:text-style-name="P2" draw:layer="layout" svg:x1="18.034cm" svg:y1="6.35cm" svg:x2="21.082cm" svg:y2="6.35cm">
          <text:p/>
        </draw:line>
        <draw:frame draw:style-name="gr5" draw:text-style-name="P1" draw:layer="layout" svg:width="0.853cm" svg:height="0.962cm" svg:x="16.256cm" svg:y="2.032cm">
          <draw:text-box>
            <text:p>1</text:p>
          </draw:text-box>
        </draw:frame>
        <draw:frame draw:style-name="gr5" draw:text-style-name="P1" draw:layer="layout" svg:width="1.205cm" svg:height="0.962cm" svg:x="22.417cm" svg:y="4.626cm">
          <draw:text-box>
            <text:p>40</text:p>
          </draw:text-box>
        </draw:frame>
        <draw:frame draw:style-name="gr5" draw:text-style-name="P1" draw:layer="layout" svg:width="0.853cm" svg:height="0.962cm" svg:x="13.208cm" svg:y="3.356cm">
          <draw:text-box>
            <text:p>1</text:p>
          </draw:text-box>
        </draw:frame>
        <draw:frame draw:style-name="gr5" draw:text-style-name="P1" draw:layer="layout" svg:width="1.738cm" svg:height="0.962cm" svg:x="13.462cm" svg:y="4.782cm">
          <draw:text-box>
            <text:p>2...8</text:p>
          </draw:text-box>
        </draw:frame>
        <draw:frame draw:style-name="gr5" draw:text-style-name="P1" draw:layer="layout" svg:width="0.853cm" svg:height="0.962cm" svg:x="8.037cm" svg:y="5.388cm">
          <draw:text-box>
            <text:p>1</text:p>
          </draw:text-box>
        </draw:frame>
        <draw:frame draw:style-name="gr5" draw:text-style-name="P1" draw:layer="layout" svg:width="1.738cm" svg:height="0.962cm" svg:x="9.438cm" svg:y="5.334cm">
          <draw:text-box>
            <text:p>2...8</text:p>
          </draw:text-box>
        </draw:frame>
        <draw:line draw:style-name="gr3" draw:text-style-name="P2" draw:layer="layout" svg:x1="21.082cm" svg:y1="7.112cm" svg:x2="26.162cm" svg:y2="7.112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1" draw:layer="layout" svg:width="6.604cm" svg:height="2.638cm" svg:x="8.89cm" svg:y="0.508cm">
          <draw:text-box>
            <text:p>Pelilauta</text:p>
            <text:p>sij_aloitusruutu</text:p>
            <text:p>sij_vankila</text:p>
          </draw:text-box>
        </draw:frame>
        <draw:frame draw:style-name="gr7" draw:text-style-name="P1" draw:layer="layout" svg:width="6.918cm" svg:height="4.67cm" svg:x="21.082cm" svg:y="5.744cm">
          <draw:text-box>
            <text:p>Ruutu</text:p>
            <text:p>seuraava_ruutu</text:p>
            <text:p>tyyppi(katu,vankila...)</text:p>
            <text:p>nimi</text:p>
            <text:p>talo_hotelli(0-5)</text:p>
            <text:p>omistaja</text:p>
          </draw:text-box>
        </draw:frame>
        <draw:frame draw:style-name="gr8" draw:text-style-name="P1" draw:layer="layout" svg:width="4.064cm" svg:height="1.876cm" svg:x="11.43cm" svg:y="5.744cm">
          <draw:text-box>
            <text:p>Pelaaja</text:p>
            <text:p>raha</text:p>
          </draw:text-box>
        </draw:frame>
        <draw:frame draw:style-name="gr1" draw:text-style-name="P1" draw:layer="layout" svg:width="6.604cm" svg:height="1.114cm" svg:x="1.27cm" svg:y="5.842cm">
          <draw:text-box>
            <text:p>Nopat</text:p>
          </draw:text-box>
        </draw:frame>
        <draw:line draw:style-name="gr3" draw:text-style-name="P2" draw:layer="layout" svg:x1="13.208cm" svg:y1="3.146cm" svg:x2="13.208cm" svg:y2="5.744cm">
          <text:p/>
        </draw:line>
        <draw:line draw:style-name="gr3" draw:text-style-name="P2" draw:layer="layout" svg:x1="15.494cm" svg:y1="2.54cm" svg:x2="22.86cm" svg:y2="5.744cm">
          <text:p/>
        </draw:line>
        <draw:line draw:style-name="gr3" draw:text-style-name="P2" draw:layer="layout" svg:x1="11.43cm" svg:y1="6.35cm" svg:x2="7.874cm" svg:y2="6.35cm">
          <text:p/>
        </draw:line>
        <draw:line draw:style-name="gr4" draw:text-style-name="P2" draw:layer="layout" svg:x1="15.494cm" svg:y1="6.35cm" svg:x2="21.082cm" svg:y2="6.35cm">
          <text:p/>
        </draw:line>
        <draw:frame draw:style-name="gr5" draw:text-style-name="P1" draw:layer="layout" svg:width="0.853cm" svg:height="0.962cm" svg:x="16.256cm" svg:y="2.032cm">
          <draw:text-box>
            <text:p>1</text:p>
          </draw:text-box>
        </draw:frame>
        <draw:frame draw:style-name="gr5" draw:text-style-name="P1" draw:layer="layout" svg:width="1.205cm" svg:height="0.962cm" svg:x="22.417cm" svg:y="4.626cm">
          <draw:text-box>
            <text:p>40</text:p>
          </draw:text-box>
        </draw:frame>
        <draw:frame draw:style-name="gr5" draw:text-style-name="P1" draw:layer="layout" svg:width="0.853cm" svg:height="0.962cm" svg:x="13.208cm" svg:y="3.356cm">
          <draw:text-box>
            <text:p>1</text:p>
          </draw:text-box>
        </draw:frame>
        <draw:frame draw:style-name="gr5" draw:text-style-name="P1" draw:layer="layout" svg:width="1.738cm" svg:height="0.962cm" svg:x="13.462cm" svg:y="4.782cm">
          <draw:text-box>
            <text:p>2...8</text:p>
          </draw:text-box>
        </draw:frame>
        <draw:frame draw:style-name="gr5" draw:text-style-name="P1" draw:layer="layout" svg:width="0.853cm" svg:height="0.962cm" svg:x="8.037cm" svg:y="5.388cm">
          <draw:text-box>
            <text:p>1</text:p>
          </draw:text-box>
        </draw:frame>
        <draw:frame draw:style-name="gr5" draw:text-style-name="P1" draw:layer="layout" svg:width="1.738cm" svg:height="0.962cm" svg:x="9.438cm" svg:y="5.192cm">
          <draw:text-box>
            <text:p>2...8</text:p>
          </draw:text-box>
        </draw:frame>
        <draw:line draw:style-name="gr3" draw:text-style-name="P2" draw:layer="layout" svg:x1="21.082cm" svg:y1="6.604cm" svg:x2="28cm" svg:y2="6.604cm">
          <text:p/>
        </draw:line>
        <draw:frame draw:style-name="gr9" draw:text-style-name="P1" draw:layer="layout" svg:width="2.794cm" svg:height="1.114cm" svg:x="22.606cm" svg:y="12.348cm">
          <draw:text-box>
            <text:p>Kortti</text:p>
          </draw:text-box>
        </draw:frame>
        <draw:line draw:style-name="gr3" draw:text-style-name="P2" draw:layer="layout" svg:x1="21.082cm" svg:y1="9.144cm" svg:x2="16.256cm" svg:y2="9.144cm">
          <text:p/>
        </draw:line>
        <draw:frame draw:style-name="gr5" draw:text-style-name="P1" draw:layer="layout" svg:width="0.853cm" svg:height="0.962cm" svg:x="14.133cm" svg:y="9.906cm">
          <draw:text-box>
            <text:p>1</text:p>
          </draw:text-box>
        </draw:frame>
        <draw:frame draw:style-name="gr5" draw:text-style-name="P1" draw:layer="layout" svg:width="1.632cm" svg:height="0.962cm" svg:x="19.45cm" svg:y="8.382cm">
          <draw:text-box>
            <text:p>1...*</text:p>
          </draw:text-box>
        </draw:frame>
        <draw:frame draw:style-name="gr9" draw:text-style-name="P1" draw:layer="layout" svg:width="3.048cm" svg:height="1.114cm" svg:x="13.208cm" svg:y="8.538cm">
          <draw:text-box>
            <text:p>Toiminto</text:p>
          </draw:text-box>
        </draw:frame>
        <draw:line draw:style-name="gr3" draw:text-style-name="P2" draw:layer="layout" svg:x1="23.876cm" svg:y1="10.414cm" svg:x2="23.876cm" svg:y2="12.348cm">
          <text:p/>
        </draw:line>
        <draw:line draw:style-name="gr3" draw:text-style-name="P2" draw:layer="layout" svg:x1="14.478cm" svg:y1="9.652cm" svg:x2="22.606cm" svg:y2="12.954cm">
          <text:p/>
        </draw:line>
        <draw:frame draw:style-name="gr5" draw:text-style-name="P1" draw:layer="layout" svg:width="1.738cm" svg:height="0.962cm" svg:x="23.876cm" svg:y="11.484cm">
          <draw:text-box>
            <text:p>0...1</text:p>
          </draw:text-box>
        </draw:frame>
        <draw:frame draw:style-name="gr5" draw:text-style-name="P1" draw:layer="layout" svg:width="0.853cm" svg:height="0.962cm" svg:x="14.134cm" svg:y="9.906cm">
          <draw:text-box>
            <text:p>1</text:p>
          </draw:text-box>
        </draw:frame>
        <draw:frame draw:style-name="gr5" draw:text-style-name="P1" draw:layer="layout" svg:width="1.738cm" svg:height="0.962cm" svg:x="23.876cm" svg:y="10.414cm">
          <draw:text-box>
            <text:p>0...1</text:p>
          </draw:text-box>
        </draw:frame>
        <draw:frame draw:style-name="gr5" draw:text-style-name="P1" draw:layer="layout" svg:width="1.632cm" svg:height="0.962cm" svg:x="20.828cm" svg:y="12.954cm">
          <draw:text-box>
            <text:p>0...*</text:p>
          </draw:text-box>
        </draw:frame>
        <draw:line draw:style-name="gr3" draw:text-style-name="P2" draw:layer="layout" svg:x1="11.43cm" svg:y1="6.604cm" svg:x2="15.494cm" svg:y2="6.604cm">
          <text:p/>
        </draw:line>
        <draw:frame draw:style-name="gr5" draw:text-style-name="P1" draw:layer="layout" svg:width="0.853cm" svg:height="0.962cm" svg:x="16.256cm" svg:y="8.382cm">
          <draw:text-box>
            <text:p>1</text:p>
          </draw:text-box>
        </draw:frame>
        <draw:line draw:style-name="gr4" draw:text-style-name="P2" draw:layer="layout" svg:x1="13.97cm" svg:y1="7.62cm" svg:x2="14.986cm" svg:y2="8.538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0" draw:text-style-name="P1" draw:layer="layout" svg:width="2.286cm" svg:height="1.368cm" svg:x="1.778cm" svg:y="1.68cm">
          <draw:text-box>
            <text:p>main</text:p>
          </draw:text-box>
        </draw:frame>
        <draw:line draw:style-name="gr3" draw:text-style-name="P2" draw:layer="layout" svg:x1="3.048cm" svg:y1="3.048cm" svg:x2="3.048cm" svg:y2="13.462cm">
          <text:p/>
        </draw:line>
        <draw:line draw:style-name="gr11" draw:text-style-name="P2" draw:layer="layout" svg:x1="3.048cm" svg:y1="4.318cm" svg:x2="8.89cm" svg:y2="4.318cm">
          <text:p/>
        </draw:line>
        <draw:frame draw:style-name="gr5" draw:text-style-name="P1" draw:layer="layout" svg:width="3.317cm" svg:height="0.962cm" svg:x="4.064cm" svg:y="3.302cm">
          <draw:text-box>
            <text:p>Machine()</text:p>
          </draw:text-box>
        </draw:frame>
        <draw:frame draw:style-name="gr12" draw:text-style-name="P1" draw:layer="layout" svg:width="3.81cm" svg:height="1.114cm" svg:x="8.89cm" svg:y="3.712cm">
          <draw:text-box>
            <text:p>machine1</text:p>
          </draw:text-box>
        </draw:frame>
        <draw:line draw:style-name="gr3" draw:text-style-name="P2" draw:layer="layout" svg:x1="10.668cm" svg:y1="4.826cm" svg:x2="10.668cm" svg:y2="13.97cm">
          <text:p/>
        </draw:line>
        <draw:line draw:style-name="gr11" draw:text-style-name="P2" draw:layer="layout" svg:x1="3.048cm" svg:y1="7.62cm" svg:x2="10.668cm" svg:y2="7.62cm">
          <text:p/>
        </draw:line>
        <draw:frame draw:style-name="gr5" draw:text-style-name="P1" draw:layer="layout" svg:width="2.297cm" svg:height="0.962cm" svg:x="5.069cm" svg:y="6.604cm">
          <draw:text-box>
            <text:p>drive()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0" draw:text-style-name="P1" draw:layer="layout" svg:width="2.286cm" svg:height="1.368cm" svg:x="0.508cm" svg:y="0.254cm">
          <draw:text-box>
            <text:p>main</text:p>
          </draw:text-box>
        </draw:frame>
        <draw:line draw:style-name="gr3" draw:text-style-name="P2" draw:layer="layout" svg:x1="1.778cm" svg:y1="1.622cm" svg:x2="1.778cm" svg:y2="15.748cm">
          <text:p/>
        </draw:line>
        <draw:line draw:style-name="gr11" draw:text-style-name="P2" draw:layer="layout" svg:x1="1.778cm" svg:y1="2.286cm" svg:x2="5.334cm" svg:y2="2.286cm">
          <text:p/>
        </draw:line>
        <draw:line draw:style-name="gr3" draw:text-style-name="P2" draw:layer="layout" svg:x1="7.366cm" svg:y1="2.384cm" svg:x2="7.366cm" svg:y2="16.002cm">
          <text:p/>
        </draw:line>
        <draw:line draw:style-name="gr11" draw:text-style-name="P2" draw:layer="layout" svg:x1="1.778cm" svg:y1="2.892cm" svg:x2="10.16cm" svg:y2="2.892cm">
          <text:p/>
        </draw:line>
        <draw:frame draw:style-name="gr13" draw:text-style-name="P1" draw:layer="layout" svg:width="4.064cm" svg:height="1.114cm" svg:x="5.334cm" svg:y="1.27cm">
          <draw:text-box>
            <text:p>laitehallinto</text:p>
          </draw:text-box>
        </draw:frame>
        <draw:frame draw:style-name="gr13" draw:text-style-name="P1" draw:layer="layout" svg:width="4.064cm" svg:height="1.114cm" svg:x="10.16cm" svg:y="2.286cm">
          <draw:text-box>
            <text:p>rautatietori</text:p>
          </draw:text-box>
        </draw:frame>
        <draw:line draw:style-name="gr11" draw:text-style-name="P2" draw:layer="layout" svg:x1="1.778cm" svg:y1="3.81cm" svg:x2="14.986cm" svg:y2="3.81cm">
          <text:p/>
        </draw:line>
        <draw:frame draw:style-name="gr1" draw:text-style-name="P1" draw:layer="layout" svg:width="3.048cm" svg:height="1.114cm" svg:x="14.986cm" svg:y="3.302cm">
          <draw:text-box>
            <text:p>ratikka6</text:p>
          </draw:text-box>
        </draw:frame>
        <draw:frame draw:style-name="gr14" draw:text-style-name="P1" draw:layer="layout" svg:width="3.81cm" svg:height="1.114cm" svg:x="18.288cm" svg:y="4.22cm">
          <draw:text-box>
            <text:p>bussi244</text:p>
          </draw:text-box>
        </draw:frame>
        <draw:line draw:style-name="gr11" draw:text-style-name="P2" draw:layer="layout" svg:x1="1.778cm" svg:y1="4.826cm" svg:x2="18.288cm" svg:y2="4.826cm">
          <text:p/>
        </draw:line>
        <draw:line draw:style-name="gr3" draw:text-style-name="P2" draw:layer="layout" svg:x1="22.86cm" svg:y1="8.48cm" svg:x2="22.86cm" svg:y2="17.624cm">
          <text:p/>
        </draw:line>
        <draw:line draw:style-name="gr3" draw:text-style-name="P2" draw:layer="layout" svg:x1="12.192cm" svg:y1="3.4cm" svg:x2="12.192cm" svg:y2="16.002cm">
          <text:p/>
        </draw:line>
        <draw:line draw:style-name="gr3" draw:text-style-name="P2" draw:layer="layout" svg:x1="16.51cm" svg:y1="4.416cm" svg:x2="16.51cm" svg:y2="16.002cm">
          <text:p/>
        </draw:line>
        <draw:line draw:style-name="gr3" draw:text-style-name="P2" draw:layer="layout" svg:x1="20.32cm" svg:y1="5.334cm" svg:x2="20.32cm" svg:y2="15.75cm">
          <text:p/>
        </draw:line>
        <draw:frame draw:style-name="gr15" draw:text-style-name="P6" draw:layer="layout" svg:width="3.283cm" svg:height="0.645cm" svg:x="1.797cm" svg:y="1.778cm">
          <draw:text-box>
            <text:p text:style-name="P5">HKLLaitehallinto()</text:p>
          </draw:text-box>
        </draw:frame>
        <draw:frame draw:style-name="gr15" draw:text-style-name="P6" draw:layer="layout" svg:width="3.283cm" svg:height="0.645cm" svg:x="2.032cm" svg:y="2.384cm">
          <draw:text-box>
            <text:p text:style-name="P5">Lataajalaite()</text:p>
          </draw:text-box>
        </draw:frame>
        <draw:frame draw:style-name="gr15" draw:text-style-name="P6" draw:layer="layout" svg:width="3.283cm" svg:height="0.645cm" svg:x="2.286cm" svg:y="3.302cm">
          <draw:text-box>
            <text:p text:style-name="P5">Lukijalaite()</text:p>
          </draw:text-box>
        </draw:frame>
        <draw:frame draw:style-name="gr15" draw:text-style-name="P6" draw:layer="layout" svg:width="3.283cm" svg:height="0.645cm" svg:x="2.286cm" svg:y="4.318cm">
          <draw:text-box>
            <text:p text:style-name="P5">Lukijalaite()</text:p>
          </draw:text-box>
        </draw:frame>
        <draw:line draw:style-name="gr11" draw:text-style-name="P2" draw:layer="layout" svg:x1="1.778cm" svg:y1="6.35cm" svg:x2="7.366cm" svg:y2="6.35cm">
          <text:p/>
        </draw:line>
        <draw:frame draw:style-name="gr16" draw:text-style-name="P6" draw:layer="layout" svg:width="4.572cm" svg:height="1.039cm" svg:x="2.286cm" svg:y="5.705cm">
          <draw:text-box>
            <text:p text:style-name="P5">lisaa_lataaja(rautatietori)</text:p>
          </draw:text-box>
        </draw:frame>
        <draw:line draw:style-name="gr11" draw:text-style-name="P2" draw:layer="layout" svg:x1="1.778cm" svg:y1="7.874cm" svg:x2="7.366cm" svg:y2="7.874cm">
          <text:p/>
        </draw:line>
        <draw:line draw:style-name="gr11" draw:text-style-name="P2" draw:layer="layout" svg:x1="1.778cm" svg:y1="7.112cm" svg:x2="7.366cm" svg:y2="7.112cm">
          <text:p/>
        </draw:line>
        <draw:frame draw:style-name="gr16" draw:text-style-name="P6" draw:layer="layout" svg:width="4.572cm" svg:height="1.039cm" svg:x="2.286cm" svg:y="6.581cm">
          <draw:text-box>
            <text:p text:style-name="P5">lisaa_lukija(ratikka6)</text:p>
          </draw:text-box>
        </draw:frame>
        <draw:frame draw:style-name="gr16" draw:text-style-name="P6" draw:layer="layout" svg:width="4.572cm" svg:height="1.039cm" svg:x="2.286cm" svg:y="7.366cm">
          <draw:text-box>
            <text:p text:style-name="P5">lisaa_lukija(bussi244)</text:p>
          </draw:text-box>
        </draw:frame>
        <draw:frame draw:style-name="gr17" draw:text-style-name="P1" draw:layer="layout" svg:width="4.572cm" svg:height="1.114cm" svg:x="20.574cm" svg:y="7.366cm">
          <draw:text-box>
            <text:p>lippu_luukku</text:p>
          </draw:text-box>
        </draw:frame>
        <draw:line draw:style-name="gr11" draw:text-style-name="P2" draw:layer="layout" svg:x1="1.778cm" svg:y1="8.382cm" svg:x2="20.574cm" svg:y2="8.382cm">
          <text:p/>
        </draw:line>
        <draw:frame draw:style-name="gr16" draw:text-style-name="P6" draw:layer="layout" svg:width="4.572cm" svg:height="1.039cm" svg:x="2.286cm" svg:y="7.851cm">
          <draw:text-box>
            <text:p text:style-name="P5">Kioski()</text:p>
          </draw:text-box>
        </draw:frame>
        <draw:frame draw:style-name="gr16" draw:text-style-name="P6" draw:layer="layout" svg:width="4.572cm" svg:height="1.039cm" svg:x="2.286cm" svg:y="8.59cm">
          <draw:text-box>
            <text:p text:style-name="P5">osta_matkakortti(“Kalle”)</text:p>
          </draw:text-box>
        </draw:frame>
        <draw:line draw:style-name="gr11" draw:text-style-name="P2" draw:layer="layout" svg:x1="1.778cm" svg:y1="9.144cm" svg:x2="22.86cm" svg:y2="9.144cm">
          <text:p/>
        </draw:line>
        <draw:frame draw:style-name="gr17" draw:text-style-name="P1" draw:layer="layout" svg:width="4.572cm" svg:height="1.114cm" svg:x="7.366cm" svg:y="9.398cm">
          <draw:text-box>
            <text:p>kallen_kortti</text:p>
          </draw:text-box>
        </draw:frame>
        <draw:line draw:style-name="gr11" draw:text-style-name="P2" draw:layer="layout" svg:x1="22.86cm" svg:y1="9.906cm" svg:x2="11.938cm" svg:y2="9.906cm">
          <text:p/>
        </draw:line>
        <draw:line draw:style-name="gr3" draw:text-style-name="P2" draw:layer="layout" svg:x1="9.906cm" svg:y1="10.512cm" svg:x2="9.906cm" svg:y2="19.656cm">
          <text:p/>
        </draw:line>
        <draw:line draw:style-name="gr11" draw:text-style-name="P2" draw:layer="layout" svg:x1="1.778cm" svg:y1="10.922cm" svg:x2="12.192cm" svg:y2="10.922cm">
          <text:p/>
        </draw:line>
        <draw:frame draw:style-name="gr16" draw:text-style-name="P6" draw:layer="layout" svg:width="4.826cm" svg:height="1.039cm" svg:x="1.778cm" svg:y="10.391cm">
          <draw:text-box>
            <text:p text:style-name="P5">lataa_arvoa(kallen_kortti,3)</text:p>
          </draw:text-box>
        </draw:frame>
        <draw:frame draw:style-name="gr16" draw:text-style-name="P6" draw:layer="layout" svg:width="4.572cm" svg:height="1.039cm" svg:x="12.7cm" svg:y="9.398cm">
          <draw:text-box>
            <text:p text:style-name="P5">Kortti(“Kalle”)</text:p>
          </draw:text-box>
        </draw:frame>
        <draw:line draw:style-name="gr11" draw:text-style-name="P2" draw:layer="layout" svg:x1="12.192cm" svg:y1="11.684cm" svg:x2="9.906cm" svg:y2="11.684cm">
          <text:p/>
        </draw:line>
        <draw:frame draw:style-name="gr16" draw:text-style-name="P6" draw:layer="layout" svg:width="4.572cm" svg:height="1.039cm" svg:x="10.414cm" svg:y="11.153cm">
          <draw:text-box>
            <text:p text:style-name="P5">lisaa_saldo(3)</text:p>
          </draw:text-box>
        </draw:frame>
        <draw:line draw:style-name="gr11" draw:text-style-name="P2" draw:layer="layout" svg:x1="1.778cm" svg:y1="12.7cm" svg:x2="20.32cm" svg:y2="12.7cm">
          <text:p/>
        </draw:line>
        <draw:frame draw:style-name="gr16" draw:text-style-name="P6" draw:layer="layout" svg:width="4.826cm" svg:height="1.039cm" svg:x="1.778cm" svg:y="11.431cm">
          <draw:text-box>
            <text:p text:style-name="P5">osta_lippu(kallen_kortti,0)</text:p>
          </draw:text-box>
        </draw:frame>
        <draw:line draw:style-name="gr11" draw:text-style-name="P2" draw:layer="layout" svg:x1="1.778cm" svg:y1="11.938cm" svg:x2="16.51cm" svg:y2="11.938cm">
          <text:p/>
        </draw:line>
        <draw:frame draw:style-name="gr16" draw:text-style-name="P6" draw:layer="layout" svg:width="4.826cm" svg:height="1.039cm" svg:x="1.778cm" svg:y="12.169cm">
          <draw:text-box>
            <text:p text:style-name="P5">osta_lippu(kallen_kortti,2)</text:p>
          </draw:text-box>
        </draw:frame>
        <draw:line draw:style-name="gr11" draw:text-style-name="P2" draw:layer="layout" svg:x1="20.32cm" svg:y1="13.462cm" svg:x2="9.906cm" svg:y2="13.462cm">
          <text:p/>
        </draw:line>
        <draw:frame draw:style-name="gr16" draw:text-style-name="P6" draw:layer="layout" svg:width="4.572cm" svg:height="1.039cm" svg:x="16.764cm" svg:y="12.931cm">
          <draw:text-box>
            <text:p text:style-name="P5">vahenna_saldo(2)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9T13:20:57.768000000</meta:creation-date>
    <dc:date>2021-11-19T15:23:05.292000000</dc:date>
    <meta:editing-duration>PT17M16S</meta:editing-duration>
    <meta:editing-cycles>3</meta:editing-cycles>
    <meta:generator>LibreOffice/6.0.7.3$Windows_X86_64 LibreOffice_project/dc89aa7a9eabfd848af146d5086077aeed2ae4a5</meta:generator>
    <meta:document-statistic meta:object-count="125"/>
  </office:meta>
</office:document-meta>
</file>